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663366" style:font-name="DejaVu Sans Light" fo:font-size="26pt" fo:letter-spacing="normal" fo:font-style="normal" fo:font-weight="normal" officeooo:paragraph-rsid="0001c69f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663366" style:font-name="Liberation Serif" fo:font-size="18pt" fo:letter-spacing="normal" fo:font-style="normal" fo:font-weight="bold" officeooo:rsid="0001f913" officeooo:paragraph-rsid="0001f913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663366" style:font-name="Liberation Serif" fo:font-size="18pt" fo:letter-spacing="normal" fo:font-style="normal" fo:font-weight="bold" officeooo:rsid="00052534" officeooo:paragraph-rsid="00052534" fo:background-color="transparent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663366" style:font-name="Liberation Serif" fo:font-size="15pt" fo:letter-spacing="normal" fo:font-style="normal" fo:font-weight="bold" officeooo:rsid="0001f913" officeooo:paragraph-rsid="0001f913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663366" style:font-name="Liberation Serif" fo:font-size="15pt" fo:letter-spacing="normal" fo:font-style="normal" fo:font-weight="normal" officeooo:rsid="000406cf" officeooo:paragraph-rsid="000406cf" fo:background-color="transparent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fo:font-weight="normal" officeooo:rsid="0001f913" officeooo:paragraph-rsid="0001f913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1f913" officeooo:paragraph-rsid="0001f913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213e0" officeooo:paragraph-rsid="000406cf" fo:background-color="transparent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paragraph-rsid="000213e0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0213e0" officeooo:paragraph-rsid="000406cf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663366" style:font-name="Liberation Serif" fo:font-size="18pt" fo:letter-spacing="normal" fo:font-style="normal" fo:font-weight="bold" officeooo:rsid="0001f913" officeooo:paragraph-rsid="0001f913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663366" style:font-name="Liberation Serif" fo:font-size="18pt" fo:letter-spacing="normal" fo:font-style="normal" fo:font-weight="bold" officeooo:rsid="000213e0" officeooo:paragraph-rsid="000213e0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663366" style:font-name="Liberation Serif" fo:font-size="18pt" fo:letter-spacing="normal" fo:font-style="normal" fo:font-weight="bold" officeooo:rsid="000213e0" officeooo:paragraph-rsid="000213e0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663366" style:font-name="Liberation Serif" fo:font-size="18pt" fo:letter-spacing="normal" fo:font-style="normal" fo:font-weight="bold" officeooo:rsid="000406cf" officeooo:paragraph-rsid="000406cf" fo:background-color="transparent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663366" style:font-name="Liberation Serif" fo:font-size="18pt" fo:letter-spacing="normal" fo:font-style="normal" fo:font-weight="bold" officeooo:rsid="000406cf" officeooo:paragraph-rsid="00062f06" fo:background-color="transparent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663366" style:font-name="Liberation Serif" fo:font-size="18pt" fo:letter-spacing="normal" fo:font-style="normal" fo:font-weight="bold" officeooo:rsid="00062f06" officeooo:paragraph-rsid="00062f06" fo:background-color="transparent" style:font-size-asian="15pt" style:font-weight-asian="bold" style:font-size-complex="15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213e0" officeooo:paragraph-rsid="000213e0" fo:background-color="transparent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213e0" officeooo:paragraph-rsid="000213e0" fo:background-color="transparent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4031d" officeooo:paragraph-rsid="000213e0" fo:background-color="transparent" style:font-size-asian="15pt" style:font-weight-asian="bold" style:font-size-complex="15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4031d" officeooo:paragraph-rsid="000406cf" fo:background-color="transparent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406cf" officeooo:paragraph-rsid="000406cf" fo:background-color="transparent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406cf" officeooo:paragraph-rsid="00062f06" fo:background-color="transparent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62f06" officeooo:paragraph-rsid="00062f06" fo:background-color="transparent" style:font-size-asian="15pt" style:font-weight-asian="normal" style:font-size-complex="15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62f06" officeooo:paragraph-rsid="00062f06" fo:background-color="transparent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213e0" officeooo:paragraph-rsid="000213e0" style:font-size-asian="15pt" style:font-weight-asian="normal" style:font-size-complex="15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paragraph-rsid="00062f06"/>
    </style:style>
    <style:style style:name="P27" style:family="paragraph" style:parent-style-name="Standard" style:list-style-name="L1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000000" style:font-name="Liberation Serif" fo:font-size="15pt" fo:letter-spacing="normal" fo:font-style="normal" fo:font-weight="normal" officeooo:rsid="0004031d" officeooo:paragraph-rsid="000406cf" fo:background-color="transparent" style:font-size-asian="15pt" style:font-weight-asian="bold" style:font-size-complex="15pt" style:font-weight-complex="bold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000000" fo:font-weight="normal"/>
    </style:style>
    <style:style style:name="T3" style:family="text">
      <style:text-properties fo:color="#000000" fo:font-weight="normal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 style:font-weight-asian="bold" style:font-weight-complex="bold"/>
    </style:style>
    <style:style style:name="T6" style:family="text">
      <style:text-properties fo:font-weight="normal" style:font-size-asian="15pt" style:font-weight-asian="normal" style:font-size-complex="15pt" style:font-weight-complex="normal"/>
    </style:style>
    <style:style style:name="T7" style:family="text">
      <style:text-properties fo:font-weight="normal" officeooo:rsid="000213e0" style:font-size-asian="15pt" style:font-weight-asian="normal" style:font-size-complex="15pt" style:font-weight-complex="normal"/>
    </style:style>
    <style:style style:name="T8" style:family="text">
      <style:text-properties fo:font-weight="normal" officeooo:rsid="0004031d" style:font-size-asian="15pt" style:font-weight-asian="normal" style:font-size-complex="15pt" style:font-weight-complex="normal"/>
    </style:style>
    <style:style style:name="T9" style:family="text">
      <style:text-properties fo:font-weight="normal" fo:background-color="#ffff00" loext:char-shading-value="0" style:font-size-asian="15pt" style:font-weight-asian="normal" style:font-size-complex="15pt" style:font-weight-complex="normal"/>
    </style:style>
    <style:style style:name="T10" style:family="text">
      <style:text-properties style:font-size-asian="15pt" style:font-size-complex="15pt"/>
    </style:style>
    <style:style style:name="T11" style:family="text">
      <style:text-properties officeooo:rsid="00062f06"/>
    </style:style>
    <style:style style:name="T12" style:family="text">
      <style:text-properties fo:color="#dc143c" style:font-name="Consolas" fo:font-size="12pt"/>
    </style:style>
    <style:style style:name="T13" style:family="text">
      <style:text-properties officeooo:rsid="00062f06" fo:background-color="transparent" loext:char-shading-value="0" style:font-size-asian="15pt" style:font-weight-asian="normal" style:font-size-complex="1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Bootstrap 3</text:p>
      <text:p text:style-name="P1"/>
      <text:p text:style-name="P2">Tabelas</text:p>
      <text:p text:style-name="P2"/>
      <text:p text:style-name="P11">Básico</text:p>
      <text:p text:style-name="P11"/>
      <text:p text:style-name="P4"><text:span text:style-name="T2">Tem a class Table que define o padrão de tabela: </text:span><text:span text:style-name="T3">class=”table”</text:span><text:span text:style-name="T2">. (coloca listas horizontais em cada item)</text:span></text:p>
      <text:p text:style-name="P7"/>
      <text:p text:style-name="P7">Adicional: class = “col-md-<text:span text:style-name="T4">offset</text:span>-3” , por exemplo, adicionaria 3 blocos na margem de cada lado. É uma boa pra centralizar coisas quando se tá usando um elemento só no meio… sempre somando 12. </text:p>
      <text:p text:style-name="P7"/>
      <text:p text:style-name="P6"/>
      <text:p text:style-name="P11">Zebra</text:p>
      <text:p text:style-name="P11"/>
      <text:p text:style-name="P7"><text:span text:style-name="T1">Uma linha colorida e a outra, não. </text:span><text:span text:style-name="T5">Class = “table table- striped ”</text:span></text:p>
      <text:list xml:id="list8546507434039577310" text:style-name="L1">
        <text:list-item>
          <text:p text:style-name="P17">Pode mudar a cor da outra linha no css</text:p>
          <text:list>
            <text:list-item>
              <text:p text:style-name="P17">.table-striped &gt; tbody &gt; tr { color: aQueEuQuiser; }</text:p>
            </text:list-item>
          </text:list>
        </text:list-item>
      </text:list>
      <text:p text:style-name="P18"/>
      <text:p text:style-name="P18"/>
      <text:p text:style-name="P12">Poucos Padding </text:p>
      <text:p text:style-name="P12"/>
      <text:p text:style-name="P9"><text:span text:style-name="T7">O class = <text:s/>“table table-condensed” tira os paddings (espaçamento </text:span><text:span text:style-name="T6">entre seus 4 lados e a área de conteúdo do box</text:span><text:span text:style-name="T7">) </text:span></text:p>
      <text:p text:style-name="P19"/>
      <text:p text:style-name="P25"/>
      <text:p text:style-name="P13">Hover sobre linhas</text:p>
      <text:p text:style-name="P13"/>
      <text:p text:style-name="P10"><text:span text:style-name="T6">O </text:span><text:span text:style-name="T9">class = “table-hover”</text:span><text:span text:style-name="T6"> faz com que ao passar mouse vai </text:span><text:span text:style-name="T8">fazer um hover</text:span></text:p>
      <text:list xml:id="list171133816411326" text:continue-numbering="true" text:style-name="L1">
        <text:list-item>
          <text:list>
            <text:list-item>
              <text:p text:style-name="P27">.table-striped &gt; tbody &gt; tr { backgroud- color: aQueEuQuiser; } (uma cor só)</text:p>
            </text:list-item>
            <text:list-item>
              <text:p text:style-name="P20">.table-hover &gt; tbody &gt; tr:hover { color: aOutraQueEuQuiser; } (vai mudar toda tabela que passar pelo mouse)</text:p>
            </text:list-item>
          </text:list>
        </text:list-item>
      </text:list>
      <text:p text:style-name="P8"/>
      <text:p text:style-name="P14"/>
      <text:p text:style-name="P14"/>
      <text:p text:style-name="P14"><text:soft-page-break/>Border </text:p>
      <text:p text:style-name="P14"/>
      <text:p text:style-name="P21">O class=”table – bordered” adiciona uma borda.</text:p>
      <text:p text:style-name="P21"/>
      <text:p text:style-name="P21"/>
      <text:p text:style-name="P14">Linhas Decoradas </text:p>
      <text:p text:style-name="P16"/>
      <text:p text:style-name="P22">As tabelas ficam coloridinhas, cores de aviso, <text:span text:style-name="T11">de sucesso.</text:span>.. etc;</text:p>
      <text:list xml:id="list1891976089616355864" text:style-name="L2">
        <text:list-item>
          <text:p text:style-name="P24">class = “danger” : fica vermelho fraco</text:p>
        </text:list-item>
        <text:list-item>
          <text:p text:style-name="P26"><text:span text:style-name="T13">class = “success” : fica verde fraco</text:span></text:p>
        </text:list-item>
        <text:list-item>
          <text:p text:style-name="P24">class = “warning” : fica amarelo fraco</text:p>
        </text:list-item>
      </text:list>
      <text:p text:style-name="P23"/>
      <text:p text:style-name="P15"><text:span text:style-name="T11">Responsivo</text:span></text:p>
      <text:p text:style-name="P15"/>
      <text:p text:style-name="P22"><text:span text:style-name="T11">class = “table-responsive” adiciona um scroll horizonal somente na tabela, quando a tela é pequena.</text:span></text:p>
      <text:p text:style-name="P14"/>
      <text:p text:style-name="P3"><text:span text:style-name="T10"/></text:p>
      <text:p text:style-name="P1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47:43.441308794</meta:creation-date>
    <dc:date>2017-05-09T17:11:23.714195860</dc:date>
    <meta:editing-duration>PT11M4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24" meta:word-count="220" meta:character-count="1253" meta:non-whitespace-character-count="1057"/>
  </office:meta>
</office:document-meta>
</file>